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3146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4396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15pt double #808080"/>
    </style:style>
    <style:style style:name="Table1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15pt double #808080" fo:border-right="0.75pt double #808080" fo:border-top="0.75pt double #808080" fo:border-bottom="0.1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1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1.A11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11" style:family="table-cell">
      <style:table-cell-properties style:vertical-align="middle"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Table2" style:family="table">
      <style:table-properties style:width="4.2521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1.4396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15pt double #808080"/>
    </style:style>
    <style:style style:name="Table2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15pt double #808080" fo:border-right="0.75pt double #808080" fo:border-top="0.75pt double #808080" fo:border-bottom="0.1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2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2.A13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13" style:family="table-cell">
      <style:table-cell-properties style:vertical-align="middle"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Table3" style:family="table">
      <style:table-properties style:width="3.3146in" table:align="left"/>
    </style:style>
    <style:style style:name="Table3.A" style:family="table-column">
      <style:table-column-properties style:column-width="2.2535in"/>
    </style:style>
    <style:style style:name="Table3.B" style:family="table-column">
      <style:table-column-properties style:column-width="1.0611in"/>
    </style:style>
    <style:style style:name="Table3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15pt double #808080"/>
    </style:style>
    <style:style style:name="Table3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15pt double #808080" fo:border-right="0.75pt double #808080" fo:border-top="0.75pt double #808080" fo:border-bottom="0.15pt double #808080"/>
    </style:style>
    <style:style style:name="Table3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3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3.A14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3.B14" style:family="table-cell">
      <style:table-cell-properties style:vertical-align="middle"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Table4" style:family="table">
      <style:table-properties style:width="3.5035in" table:align="left"/>
    </style:style>
    <style:style style:name="Table4.A" style:family="table-column">
      <style:table-column-properties style:column-width="1.9979in"/>
    </style:style>
    <style:style style:name="Table4.B" style:family="table-column">
      <style:table-column-properties style:column-width="1.5056in"/>
    </style:style>
    <style:style style:name="Table4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15pt double #808080"/>
    </style:style>
    <style:style style:name="Table4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15pt double #808080" fo:border-right="0.75pt double #808080" fo:border-top="0.75pt double #808080" fo:border-bottom="0.15pt double #808080"/>
    </style:style>
    <style:style style:name="Table4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4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4.A18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4.B18" style:family="table-cell">
      <style:table-cell-properties style:vertical-align="middle"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Table5" style:family="table">
      <style:table-properties style:width="3.9965in" table:align="left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1.4965in"/>
    </style:style>
    <style:style style:name="Table5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.0007in 0.0014in 0.0007in" fo:padding="0.0194in" fo:border-left="0.75pt double #808080" fo:border-right="0.75pt double #808080" fo:border-top="0.75pt double #808080" fo:border-bottom="0.15pt double #808080"/>
    </style:style>
    <style:style style:name="Table5.B1" style:family="table-cell">
      <style:table-cell-properties style:vertical-align="middle" style:border-line-width-left="0.0007in 0.0014in 0.0007in" style:border-line-width-right="0.0035in 0.0035in 0.0035in" style:border-line-width-top="0.0035in 0.0035in 0.0035in" style:border-line-width-bottom="0.0007in 0.0014in 0.0007in" fo:padding="0.0194in" fo:border-left="0.15pt double #808080" fo:border-right="0.75pt double #808080" fo:border-top="0.75pt double #808080" fo:border-bottom="0.15pt double #808080"/>
    </style:style>
    <style:style style:name="Table5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194in" fo:border-left="0.75pt double #808080" fo:border-right="0.75pt double #808080" fo:border-top="none" fo:border-bottom="0.15pt double #808080"/>
    </style:style>
    <style:style style:name="Table5.B2" style:family="table-cell">
      <style:table-cell-properties style:vertical-align="middle" style:border-line-width-left="0.0007in 0.0014in 0.0007in" style:border-line-width-right="0.0035in 0.0035in 0.0035in" style:border-line-width-bottom="0.0007in 0.0014in 0.0007in" fo:padding="0.0194in" fo:border-left="0.15pt double #808080" fo:border-right="0.75pt double #808080" fo:border-top="none" fo:border-bottom="0.15pt double #808080"/>
    </style:style>
    <style:style style:name="Table5.A11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5.B11" style:family="table-cell">
      <style:table-cell-properties style:vertical-align="middle" style:border-line-width-left="0.0007in 0.0014in 0.0007in" style:border-line-width-right="0.0035in 0.0035in 0.0035in" style:border-line-width-bottom="0.0035in 0.0035in 0.0035in" fo:padding="0.0194in" fo:border-left="0.15pt double #808080" fo:border-right="0.75pt double #808080" fo:border-top="none" fo:border-bottom="0.75pt double #808080"/>
    </style:style>
    <style:style style:name="P1" style:family="paragraph" style:parent-style-name="Standard">
      <style:text-properties officeooo:paragraph-rsid="0010460e"/>
    </style:style>
    <style:style style:name="P2" style:family="paragraph" style:parent-style-name="Standard">
      <style:text-properties fo:font-weight="bold" officeooo:rsid="00127010" officeooo:paragraph-rsid="0010460e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66757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style:font-size-asian="14pt" style:font-size-complex="14pt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style:font-size-asian="14pt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officeooo:paragraph-rsid="000c7f85" style:font-size-asian="14pt" style:font-size-complex="14pt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officeooo:paragraph-rsid="000c7f85" style:font-size-asian="14pt" style:font-size-complex="14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officeooo:rsid="0008fdf2" officeooo:paragraph-rsid="0008fdf2" style:font-size-asian="14pt" style:font-size-complex="14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officeooo:rsid="0008fdf2" officeooo:paragraph-rsid="000c7f85" style:font-size-asian="14pt" style:font-size-complex="14pt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officeooo:rsid="0009e75b" officeooo:paragraph-rsid="0009e75b" style:font-size-asian="14pt" style:font-size-complex="14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officeooo:rsid="000c7f85" officeooo:paragraph-rsid="000c7f85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bold" officeooo:rsid="000c7f85" officeooo:paragraph-rsid="000c7f85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bold" officeooo:rsid="000d72cc" officeooo:paragraph-rsid="000c7f85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08fdf2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09e75b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0e08ff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reak-before="page"/>
      <style:text-properties fo:font-variant="normal" fo:text-transform="none" style:use-window-font-color="true" fo:font-size="14pt" fo:letter-spacing="normal" style:font-size-asian="14pt" style:font-size-complex="14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reak-before="page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reak-before="page"/>
      <style:text-properties officeooo:paragraph-rsid="000e08ff"/>
    </style:style>
    <style:style style:name="P24" style:family="paragraph" style:parent-style-name="Standard">
      <style:paragraph-properties fo:break-before="page"/>
      <style:text-properties fo:font-weight="bold" officeooo:rsid="00127010" officeooo:paragraph-rsid="0010460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10460e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fo:font-size="14pt" officeooo:paragraph-rsid="0010460e" style:font-size-asian="14pt" style:font-size-complex="14pt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officeooo:paragraph-rsid="0009e75b"/>
    </style:style>
    <style:style style:name="P30" style:family="paragraph" style:parent-style-name="Standard" style:list-style-name="L1">
      <style:paragraph-properties fo:text-align="start" style:justify-single-word="false" fo:orphans="2" fo:widows="2"/>
      <style:text-properties style:use-window-font-color="true" fo:font-size="14pt" officeooo:paragraph-rsid="00062f45" style:font-size-asian="14pt" style:font-size-complex="14pt"/>
    </style:style>
    <style:style style:name="P31" style:family="paragraph" style:parent-style-name="Standard" style:list-style-name="L3">
      <style:text-properties fo:font-weight="normal" officeooo:rsid="00127010" officeooo:paragraph-rsid="00127010" style:font-weight-asian="normal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style:font-size-asian="14pt" style:font-size-complex="14pt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normal" officeooo:rsid="0008fdf2" officeooo:paragraph-rsid="000c7f85" style:font-size-asian="14pt" style:font-size-complex="14pt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style:use-window-font-color="true" fo:font-size="14pt" fo:letter-spacing="normal" fo:font-style="normal" fo:font-weight="bold" officeooo:rsid="0008fdf2" officeooo:paragraph-rsid="0008fdf2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use-window-font-color="true" fo:font-size="14pt" fo:font-weight="bold" officeooo:rsid="000e08ff" officeooo:paragraph-rsid="000e08ff" style:font-size-asian="14pt" style:font-weight-asian="bold" style:font-size-complex="14pt" style:font-weight-complex="bold"/>
    </style:style>
    <style:style style:name="P36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/>
      <style:text-properties officeooo:paragraph-rsid="0009e75b"/>
    </style:style>
    <style:style style:name="T1" style:family="text">
      <style:text-properties fo:font-variant="normal" fo:text-transform="none" style:use-window-font-color="true" fo:font-size="14pt" fo:letter-spacing="normal" fo:font-style="normal" fo:font-weight="bold" style:font-size-asian="14pt" style:font-size-complex="14pt"/>
    </style:style>
    <style:style style:name="T2" style:family="text">
      <style:text-properties fo:font-variant="normal" fo:text-transform="none" style:use-window-font-color="true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style:use-window-font-color="true" fo:font-size="14pt" fo:letter-spacing="normal" fo:font-style="normal" fo:font-weight="normal" officeooo:rsid="000e08ff" style:font-size-asian="14pt" style:font-size-complex="14pt"/>
    </style:style>
    <style:style style:name="T4" style:family="text">
      <style:text-properties fo:font-variant="normal" fo:text-transform="none" style:use-window-font-color="true" fo:font-size="14pt" fo:letter-spacing="normal" fo:font-style="normal" fo:font-weight="normal" officeooo:rsid="0009e75b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style:use-window-font-color="true" fo:font-size="14pt" fo:letter-spacing="normal" fo:font-style="normal" fo:font-weight="normal" officeooo:rsid="000c7f85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062f45"/>
    </style:style>
    <style:style style:name="T8" style:family="text">
      <style:text-properties fo:font-variant="normal" fo:text-transform="none" fo:letter-spacing="normal" fo:font-style="normal" fo:font-weight="normal" officeooo:rsid="00053eac"/>
    </style:style>
    <style:style style:name="T9" style:family="text">
      <style:text-properties fo:font-style="normal" fo:font-weight="normal"/>
    </style:style>
    <style:style style:name="T10" style:family="text">
      <style:text-properties style:use-window-font-color="true" fo:font-size="14pt" fo:font-weight="bold" style:font-size-asian="14pt" style:font-size-complex="14pt"/>
    </style:style>
    <style:style style:name="T11" style:family="text">
      <style:text-properties style:use-window-font-color="true" fo:font-size="14pt" fo:font-weight="bold" officeooo:rsid="000e08ff" style:font-size-asian="14pt" style:font-weight-asian="bold" style:font-size-complex="14pt" style:font-weight-complex="bold"/>
    </style:style>
    <style:style style:name="T12" style:family="text">
      <style:text-properties style:use-window-font-color="true" fo:font-size="14pt" fo:font-weight="bold" officeooo:rsid="000f1143" style:font-size-asian="14pt" style:font-weight-asian="bold" style:font-size-complex="14pt" style:font-weight-complex="bold"/>
    </style:style>
    <style:style style:name="T13" style:family="text">
      <style:text-properties style:use-window-font-color="true" fo:font-size="14pt" officeooo:rsid="000e08ff" style:font-size-asian="14pt" style:font-size-complex="14pt"/>
    </style:style>
    <style:style style:name="T14" style:family="text">
      <style:text-properties officeooo:rsid="001106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Team:</text:span></text:span></text:p>
      <text:list xml:id="list524122077" text:style-name="L1">
        <text:list-item>
          <text:p text:style-name="P30"><text:span text:style-name="T6">Mahbubur Rahman (914626), <text:line-break/></text:span><text:span text:style-name="T7">M.Sc in Data Science</text:span><text:span text:style-name="T6"><text:line-break/></text:span><text:span text:style-name="T8">Berliner Hochschule for Technik, Berlin, Germany. </text:span></text:p>
        </text:list-item>
      </text:list>
      <text:p text:style-name="P4"><text:span text:style-name="T2"><text:line-break/></text:span><text:span text:style-name="Strong_20_Emphasis"><text:span text:style-name="T1">Use Case:</text:span></text:span><text:span text:style-name="T2"><text:line-break/>Help the City Council to take proper decision on designing parking spots.</text:span></text:p>
      <text:p text:style-name="P5"/>
      <text:p text:style-name="P3"><text:span text:style-name="Strong_20_Emphasis"><text:span text:style-name="T1">Questions:</text:span></text:span></text:p>
      <text:p text:style-name="P6">To solve the above use case, I will answer the following questions using two different machine learning methods and then compare the results of those two machine learning methods.</text:p>
      <text:p text:style-name="P5"/>
      <text:p text:style-name="P6">1. Which explanatory variables have impact or influence on parking spots estimation?<text:line-break/><text:line-break/>2. How many parking spots are needed for a specific lor or area or parking lane? (Calculation using the explanatory variables from question 1)</text:p>
      <text:p text:style-name="P3"><text:span text:style-name="T2"><text:line-break/></text:span><text:span text:style-name="Strong_20_Emphasis"><text:span text:style-name="T1">Dataset:</text:span></text:span><text:span text:style-name="T2"><text:line-break/>Geospatial datasets of districts Friedrichshain-Kreuzberg and Neukölln.</text:span></text:p>
      <text:p text:style-name="P5"/>
      <text:p text:style-name="P3"><text:span text:style-name="Strong_20_Emphasis"><text:span text:style-name="T1">Dataset Description:</text:span></text:span></text:p>
      <text:p text:style-name="P6">There are many datasets from the district office. So I explored and analysed all datasets and after that, I selected the following datasets to answer above questions.</text:p>
      <text:p text:style-name="P5"/>
      <text:p text:style-name="P3"><text:span text:style-name="T2">1. </text:span><text:span text:style-name="Strong_20_Emphasis"><text:span text:style-name="T1">estimated_parking_spots_kfz.geojson</text:span></text:span></text:p>
      <table:table table:name="Table1" table:style-name="Table1">
        <table:table-column table:style-name="Table1.A"/>
        <table:table-column table:style-name="Table1.B"/>
        <table:table-row table:style-name="TableLine94833958392032">
          <table:table-cell table:style-name="Table1.A1" office:value-type="string">
            <text:p text:style-name="P25"><text:span text:style-name="Strong_20_Emphasis"><text:span text:style-name="T10">Variable Name</text:span></text:span></text:p>
          </table:table-cell>
          <table:table-cell table:style-name="Table1.B1" office:value-type="string">
            <text:p text:style-name="P25"><text:span text:style-name="Strong_20_Emphasis"><text:span text:style-name="T10">Data Type</text:span></text:span></text:p>
          </table:table-cell>
        </table:table-row>
        <table:table-row table:style-name="TableLine94833958461984">
          <table:table-cell table:style-name="Table1.A2" office:value-type="string">
            <text:p text:style-name="P27">highway</text:p>
          </table:table-cell>
          <table:table-cell table:style-name="Table1.B2" office:value-type="string">
            <text:p text:style-name="P27">string</text:p>
          </table:table-cell>
        </table:table-row>
        <table:table-row table:style-name="TableLine94833958463040">
          <table:table-cell table:style-name="Table1.A2" office:value-type="string">
            <text:p text:style-name="P27">name</text:p>
          </table:table-cell>
          <table:table-cell table:style-name="Table1.B2" office:value-type="string">
            <text:p text:style-name="P27">string</text:p>
          </table:table-cell>
        </table:table-row>
        <table:table-row table:style-name="TableLine94833958463344">
          <table:table-cell table:style-name="Table1.A2" office:value-type="string">
            <text:p text:style-name="P27">parking</text:p>
          </table:table-cell>
          <table:table-cell table:style-name="Table1.B2" office:value-type="string">
            <text:p text:style-name="P27">string</text:p>
          </table:table-cell>
        </table:table-row>
        <table:table-row table:style-name="TableLine94833958463728">
          <table:table-cell table:style-name="Table1.A2" office:value-type="string">
            <text:p text:style-name="P27">orientation</text:p>
          </table:table-cell>
          <table:table-cell table:style-name="Table1.B2" office:value-type="string">
            <text:p text:style-name="P27">string</text:p>
          </table:table-cell>
        </table:table-row>
        <table:table-row table:style-name="TableLine94833958464528">
          <table:table-cell table:style-name="Table1.A2" office:value-type="string">
            <text:p text:style-name="P27">position</text:p>
          </table:table-cell>
          <table:table-cell table:style-name="Table1.B2" office:value-type="string">
            <text:p text:style-name="P27">string</text:p>
          </table:table-cell>
        </table:table-row>
        <table:table-row table:style-name="TableLine94833958465280">
          <table:table-cell table:style-name="Table1.A2" office:value-type="string">
            <text:p text:style-name="P27">capacity</text:p>
          </table:table-cell>
          <table:table-cell table:style-name="Table1.B2" office:value-type="string">
            <text:p text:style-name="P27">integer</text:p>
          </table:table-cell>
        </table:table-row>
        <table:table-row table:style-name="TableLine94833958466080">
          <table:table-cell table:style-name="Table1.A2" office:value-type="string">
            <text:p text:style-name="P27">source_orientation</text:p>
          </table:table-cell>
          <table:table-cell table:style-name="Table1.B2" office:value-type="string">
            <text:p text:style-name="P27">string</text:p>
          </table:table-cell>
        </table:table-row>
        <table:table-row table:style-name="TableLine94833958466880">
          <table:table-cell table:style-name="Table1.A2" office:value-type="string">
            <text:p text:style-name="P27">source_position</text:p>
          </table:table-cell>
          <table:table-cell table:style-name="Table1.B2" office:value-type="string">
            <text:p text:style-name="P27">string</text:p>
          </table:table-cell>
        </table:table-row>
        <table:table-row table:style-name="TableLine94833958467600">
          <table:table-cell table:style-name="Table1.A2" office:value-type="string">
            <text:p text:style-name="P27">source_capacity</text:p>
          </table:table-cell>
          <table:table-cell table:style-name="Table1.B2" office:value-type="string">
            <text:p text:style-name="P27">string</text:p>
          </table:table-cell>
        </table:table-row>
        <table:table-row table:style-name="TableLine94833958468400">
          <table:table-cell table:style-name="Table1.A11" office:value-type="string">
            <text:p text:style-name="P27">geometry</text:p>
          </table:table-cell>
          <table:table-cell table:style-name="Table1.B11" office:value-type="string">
            <text:p text:style-name="P27">geometry object</text:p>
          </table:table-cell>
        </table:table-row>
      </table:table>
      <text:p text:style-name="P8"/>
      <text:p text:style-name="P21"/>
      <text:p text:style-name="P17"><text:span text:style-name="T2">2. </text:span><text:span text:style-name="Strong_20_Emphasis"><text:span text:style-name="T1">registered_cars.geojson</text:span></text:span></text:p>
      <table:table table:name="Table2" table:style-name="Table2">
        <table:table-column table:style-name="Table2.A"/>
        <table:table-column table:style-name="Table2.B"/>
        <table:table-row table:style-name="TableLine94833958472288">
          <table:table-cell table:style-name="Table2.A1" office:value-type="string">
            <text:p text:style-name="P25"><text:span text:style-name="Strong_20_Emphasis"><text:span text:style-name="T10">Variable Name</text:span></text:span></text:p>
          </table:table-cell>
          <table:table-cell table:style-name="Table2.B1" office:value-type="string">
            <text:p text:style-name="P25"><text:span text:style-name="Strong_20_Emphasis"><text:span text:style-name="T10">Data Type</text:span></text:span></text:p>
          </table:table-cell>
        </table:table-row>
        <table:table-row table:style-name="TableLine94833958493552">
          <table:table-cell table:style-name="Table2.A2" office:value-type="string">
            <text:p text:style-name="P27">district</text:p>
          </table:table-cell>
          <table:table-cell table:style-name="Table2.B2" office:value-type="string">
            <text:p text:style-name="P27">string</text:p>
          </table:table-cell>
        </table:table-row>
        <table:table-row table:style-name="TableLine94833958494608">
          <table:table-cell table:style-name="Table2.A2" office:value-type="string">
            <text:p text:style-name="P27">lor</text:p>
          </table:table-cell>
          <table:table-cell table:style-name="Table2.B2" office:value-type="string">
            <text:p text:style-name="P27">string</text:p>
          </table:table-cell>
        </table:table-row>
        <table:table-row table:style-name="TableLine94833958495136">
          <table:table-cell table:style-name="Table2.A2" office:value-type="string">
            <text:p text:style-name="P27">Bezirksregion</text:p>
          </table:table-cell>
          <table:table-cell table:style-name="Table2.B2" office:value-type="string">
            <text:p text:style-name="P27">string</text:p>
          </table:table-cell>
        </table:table-row>
        <table:table-row table:style-name="TableLine94833958495856">
          <table:table-cell table:style-name="Table2.A2" office:value-type="string">
            <text:p text:style-name="P27">Prognoseraum</text:p>
          </table:table-cell>
          <table:table-cell table:style-name="Table2.B2" office:value-type="string">
            <text:p text:style-name="P27">string</text:p>
          </table:table-cell>
        </table:table-row>
        <table:table-row table:style-name="TableLine94833958496656">
          <table:table-cell table:style-name="Table2.A2" office:value-type="string">
            <text:p text:style-name="P27">lor size in m²</text:p>
          </table:table-cell>
          <table:table-cell table:style-name="Table2.B2" office:value-type="string">
            <text:p text:style-name="P27">float64</text:p>
          </table:table-cell>
        </table:table-row>
        <table:table-row table:style-name="TableLine94833958497408">
          <table:table-cell table:style-name="Table2.A2" office:value-type="string">
            <text:p text:style-name="P27">inhabitants_total</text:p>
          </table:table-cell>
          <table:table-cell table:style-name="Table2.B2" office:value-type="string">
            <text:p text:style-name="P27">int64</text:p>
          </table:table-cell>
        </table:table-row>
        <table:table-row table:style-name="TableLine94833958498208">
          <table:table-cell table:style-name="Table2.A2" office:value-type="string">
            <text:p text:style-name="P27">of_those_inhabitants_18+</text:p>
          </table:table-cell>
          <table:table-cell table:style-name="Table2.B2" office:value-type="string">
            <text:p text:style-name="P27">int64</text:p>
          </table:table-cell>
        </table:table-row>
        <table:table-row table:style-name="TableLine94833958499008">
          <table:table-cell table:style-name="Table2.A2" office:value-type="string">
            <text:p text:style-name="P27">vehicles_overall</text:p>
          </table:table-cell>
          <table:table-cell table:style-name="Table2.B2" office:value-type="string">
            <text:p text:style-name="P27">int64</text:p>
          </table:table-cell>
        </table:table-row>
        <table:table-row table:style-name="TableLine94833958499728">
          <table:table-cell table:style-name="Table2.A2" office:value-type="string">
            <text:p text:style-name="P27">cars_only</text:p>
          </table:table-cell>
          <table:table-cell table:style-name="Table2.B2" office:value-type="string">
            <text:p text:style-name="P27">int64</text:p>
          </table:table-cell>
        </table:table-row>
        <table:table-row table:style-name="TableLine94833958500528">
          <table:table-cell table:style-name="Table2.A2" office:value-type="string">
            <text:p text:style-name="P27">vehicles_per_1000_inhabitants</text:p>
          </table:table-cell>
          <table:table-cell table:style-name="Table2.B2" office:value-type="string">
            <text:p text:style-name="P27">int64</text:p>
          </table:table-cell>
        </table:table-row>
        <table:table-row table:style-name="TableLine94833958501328">
          <table:table-cell table:style-name="Table2.A2" office:value-type="string">
            <text:p text:style-name="P27">cars_per_1000_inhabitants</text:p>
          </table:table-cell>
          <table:table-cell table:style-name="Table2.B2" office:value-type="string">
            <text:p text:style-name="P27">int64</text:p>
          </table:table-cell>
        </table:table-row>
        <table:table-row table:style-name="TableLine94833958502128">
          <table:table-cell table:style-name="Table2.A13" office:value-type="string">
            <text:p text:style-name="P27">geometry</text:p>
          </table:table-cell>
          <table:table-cell table:style-name="Table2.B13" office:value-type="string">
            <text:p text:style-name="P27">geometry object</text:p>
          </table:table-cell>
        </table:table-row>
      </table:table>
      <text:p text:style-name="P8"/>
      <text:p text:style-name="P17"><text:span text:style-name="T2">3</text:span><text:span text:style-name="Strong_20_Emphasis"><text:span text:style-name="T1">. kfz_lor_planungsraum.geojson</text:span></text:span></text:p>
      <table:table table:name="Table3" table:style-name="Table3">
        <table:table-column table:style-name="Table3.A"/>
        <table:table-column table:style-name="Table3.B"/>
        <table:table-row table:style-name="TableLine94833958505184">
          <table:table-cell table:style-name="Table3.A1" office:value-type="string">
            <text:p text:style-name="P25"><text:span text:style-name="Strong_20_Emphasis"><text:span text:style-name="T10">Variable Name</text:span></text:span></text:p>
          </table:table-cell>
          <table:table-cell table:style-name="Table3.B1" office:value-type="string">
            <text:p text:style-name="P25"><text:span text:style-name="Strong_20_Emphasis"><text:span text:style-name="T10">Data Type</text:span></text:span></text:p>
          </table:table-cell>
        </table:table-row>
        <table:table-row table:style-name="TableLine94833958528048">
          <table:table-cell table:style-name="Table3.A2" office:value-type="string">
            <text:p text:style-name="P27">Schlüssel</text:p>
          </table:table-cell>
          <table:table-cell table:style-name="Table3.B2" office:value-type="string">
            <text:p text:style-name="P27">integer</text:p>
          </table:table-cell>
        </table:table-row>
        <table:table-row table:style-name="TableLine94833958529104">
          <table:table-cell table:style-name="Table3.A2" office:value-type="string">
            <text:p text:style-name="P27">Bezirk</text:p>
          </table:table-cell>
          <table:table-cell table:style-name="Table3.B2" office:value-type="string">
            <text:p text:style-name="P27">string</text:p>
          </table:table-cell>
        </table:table-row>
        <table:table-row table:style-name="TableLine94833958529632">
          <table:table-cell table:style-name="Table3.A2" office:value-type="string">
            <text:p text:style-name="P27">Planungsraum</text:p>
          </table:table-cell>
          <table:table-cell table:style-name="Table3.B2" office:value-type="string">
            <text:p text:style-name="P27">string</text:p>
          </table:table-cell>
        </table:table-row>
        <table:table-row table:style-name="TableLine94833958530352">
          <table:table-cell table:style-name="Table3.A2" office:value-type="string">
            <text:p text:style-name="P27">Bezirksregion</text:p>
          </table:table-cell>
          <table:table-cell table:style-name="Table3.B2" office:value-type="string">
            <text:p text:style-name="P27">string</text:p>
          </table:table-cell>
        </table:table-row>
        <table:table-row table:style-name="TableLine94833958531152">
          <table:table-cell table:style-name="Table3.A2" office:value-type="string">
            <text:p text:style-name="P27">Prognoseraum</text:p>
          </table:table-cell>
          <table:table-cell table:style-name="Table3.B2" office:value-type="string">
            <text:p text:style-name="P27">string</text:p>
          </table:table-cell>
        </table:table-row>
        <table:table-row table:style-name="TableLine94833958531904">
          <table:table-cell table:style-name="Table3.A2" office:value-type="string">
            <text:p text:style-name="P27">Flächengröße in m²</text:p>
          </table:table-cell>
          <table:table-cell table:style-name="Table3.B2" office:value-type="string">
            <text:p text:style-name="P27">float64</text:p>
          </table:table-cell>
        </table:table-row>
        <table:table-row table:style-name="TableLine94833958532704">
          <table:table-cell table:style-name="Table3.A2" office:value-type="string">
            <text:p text:style-name="P27">Einwohner insgesamt</text:p>
          </table:table-cell>
          <table:table-cell table:style-name="Table3.B2" office:value-type="string">
            <text:p text:style-name="P27">int64</text:p>
          </table:table-cell>
        </table:table-row>
        <table:table-row table:style-name="TableLine94833958533504">
          <table:table-cell table:style-name="Table3.A2" office:value-type="string">
            <text:p text:style-name="P27">darunter 18 Jahre und älter</text:p>
          </table:table-cell>
          <table:table-cell table:style-name="Table3.B2" office:value-type="string">
            <text:p text:style-name="P27">int64</text:p>
          </table:table-cell>
        </table:table-row>
        <table:table-row table:style-name="TableLine94833958534224">
          <table:table-cell table:style-name="Table3.A2" office:value-type="string">
            <text:p text:style-name="P27">Kraftfahrzeuge insgesamt</text:p>
          </table:table-cell>
          <table:table-cell table:style-name="Table3.B2" office:value-type="string">
            <text:p text:style-name="P27">int64</text:p>
          </table:table-cell>
        </table:table-row>
        <table:table-row table:style-name="TableLine94833958535024">
          <table:table-cell table:style-name="Table3.A2" office:value-type="string">
            <text:p text:style-name="P27">darunter Pkw</text:p>
          </table:table-cell>
          <table:table-cell table:style-name="Table3.B2" office:value-type="string">
            <text:p text:style-name="P27">int64</text:p>
          </table:table-cell>
        </table:table-row>
        <table:table-row table:style-name="TableLine94833958535824">
          <table:table-cell table:style-name="Table3.A2" office:value-type="string">
            <text:p text:style-name="P27">Kfz pro 1000 EW</text:p>
          </table:table-cell>
          <table:table-cell table:style-name="Table3.B2" office:value-type="string">
            <text:p text:style-name="P27">int64</text:p>
          </table:table-cell>
        </table:table-row>
        <table:table-row table:style-name="TableLine94833958536624">
          <table:table-cell table:style-name="Table3.A2" office:value-type="string">
            <text:p text:style-name="P27">Pkw pro 1000 EW</text:p>
          </table:table-cell>
          <table:table-cell table:style-name="Table3.B2" office:value-type="string">
            <text:p text:style-name="P27">int64</text:p>
          </table:table-cell>
        </table:table-row>
        <table:table-row table:style-name="TableLine94833958537424">
          <table:table-cell table:style-name="Table3.A14" office:value-type="string">
            <text:p text:style-name="P27">geometry</text:p>
          </table:table-cell>
          <table:table-cell table:style-name="Table3.B14" office:value-type="string">
            <text:p text:style-name="P27">geometry object</text:p>
          </table:table-cell>
        </table:table-row>
      </table:table>
      <text:p text:style-name="P8"/>
      <text:p text:style-name="P17"><text:span text:style-name="T2">4. </text:span><text:span text:style-name="Strong_20_Emphasis"><text:span text:style-name="T1">parking_way.geojson</text:span></text:span></text:p>
      <table:table table:name="Table4" table:style-name="Table4">
        <table:table-column table:style-name="Table4.A"/>
        <table:table-column table:style-name="Table4.B"/>
        <table:table-row table:style-name="TableLine94833958540480">
          <table:table-cell table:style-name="Table4.A1" office:value-type="string">
            <text:p text:style-name="P25"><text:span text:style-name="Strong_20_Emphasis"><text:span text:style-name="T10">Variable Name</text:span></text:span></text:p>
          </table:table-cell>
          <table:table-cell table:style-name="Table4.B1" office:value-type="string">
            <text:p text:style-name="P25"><text:span text:style-name="Strong_20_Emphasis"><text:span text:style-name="T10">Data Type</text:span></text:span></text:p>
          </table:table-cell>
        </table:table-row>
        <table:table-row table:style-name="TableLine94833958569696">
          <table:table-cell table:style-name="Table4.A2" office:value-type="string">
            <text:p text:style-name="P27">condition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70752">
          <table:table-cell table:style-name="Table4.A2" office:value-type="string">
            <text:p text:style-name="P27">parking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71280">
          <table:table-cell table:style-name="Table4.A2" office:value-type="string">
            <text:p text:style-name="P27">orientation</text:p>
          </table:table-cell>
          <table:table-cell table:style-name="Table4.B2" office:value-type="string">
            <text:p text:style-name="P27">string</text:p>
          </table:table-cell>
        </table:table-row>
        <text:soft-page-break/>
        <table:table-row table:style-name="TableLine94833958572000">
          <table:table-cell table:style-name="Table4.A2" office:value-type="string">
            <text:p text:style-name="P27">condition:other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72800">
          <table:table-cell table:style-name="Table4.A2" office:value-type="string">
            <text:p text:style-name="P27">position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73552">
          <table:table-cell table:style-name="Table4.A2" office:value-type="string">
            <text:p text:style-name="P27">condition:other:time</text:p>
          </table:table-cell>
          <table:table-cell table:style-name="Table4.B2" office:value-type="string">
            <text:p text:style-name="P27">date time</text:p>
          </table:table-cell>
        </table:table-row>
        <table:table-row table:style-name="TableLine94833958574352">
          <table:table-cell table:style-name="Table4.A2" office:value-type="string">
            <text:p text:style-name="P27">source:capacity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75152">
          <table:table-cell table:style-name="Table4.A2" office:value-type="string">
            <text:p text:style-name="P27">oneway_direction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76144">
          <table:table-cell table:style-name="Table4.A2" office:value-type="string">
            <text:p text:style-name="P27">highway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76944">
          <table:table-cell table:style-name="Table4.A2" office:value-type="string">
            <text:p text:style-name="P27">highway:name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77744">
          <table:table-cell table:style-name="Table4.A2" office:value-type="string">
            <text:p text:style-name="P27">maxstay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78544">
          <table:table-cell table:style-name="Table4.A2" office:value-type="string">
            <text:p text:style-name="P27">capacity</text:p>
          </table:table-cell>
          <table:table-cell table:style-name="Table4.B2" office:value-type="string">
            <text:p text:style-name="P27">int64</text:p>
          </table:table-cell>
        </table:table-row>
        <table:table-row table:style-name="TableLine94833958579344">
          <table:table-cell table:style-name="Table4.A2" office:value-type="string">
            <text:p text:style-name="P27">osm-location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80144">
          <table:table-cell table:style-name="Table4.A2" office:value-type="string">
            <text:p text:style-name="P27">osm_id</text:p>
          </table:table-cell>
          <table:table-cell table:style-name="Table4.B2" office:value-type="string">
            <text:p text:style-name="P27">string</text:p>
          </table:table-cell>
        </table:table-row>
        <table:table-row table:style-name="TableLine94833958580944">
          <table:table-cell table:style-name="Table4.A2" office:value-type="string">
            <text:p text:style-name="P27">id</text:p>
          </table:table-cell>
          <table:table-cell table:style-name="Table4.B2" office:value-type="string">
            <text:p text:style-name="P27">int64</text:p>
          </table:table-cell>
        </table:table-row>
        <table:table-row table:style-name="TableLine94833958581744">
          <table:table-cell table:style-name="Table4.A2" office:value-type="string">
            <text:p text:style-name="P27">length</text:p>
          </table:table-cell>
          <table:table-cell table:style-name="Table4.B2" office:value-type="string">
            <text:p text:style-name="P27">float64</text:p>
          </table:table-cell>
        </table:table-row>
        <table:table-row table:style-name="TableLine94833958582544">
          <table:table-cell table:style-name="Table4.A18" office:value-type="string">
            <text:p text:style-name="P27">geometry</text:p>
          </table:table-cell>
          <table:table-cell table:style-name="Table4.B18" office:value-type="string">
            <text:p text:style-name="P27">geometry object</text:p>
          </table:table-cell>
        </table:table-row>
      </table:table>
      <text:p text:style-name="P8"/>
      <text:p text:style-name="P12">I joined them using their geometry and create 2 datasets from them. I need to do more data preparation on 2 spatially joined datasets. I attached the code file as pdf with this email. This file contains an overview of the datasets.</text:p>
      <text:p text:style-name="P8"/>
      <text:p text:style-name="P18"><text:span text:style-name="Strong_20_Emphasis"><text:span text:style-name="T1">Machine Learning Methods:</text:span></text:span></text:p>
      <text:p text:style-name="P12">1. Tree Models or Ensemble Methods</text:p>
      <text:p text:style-name="P12">2. Support Vector Regression or Neural Networks</text:p>
      <text:p text:style-name="P10"/>
      <text:p text:style-name="P7">I will work on the following language, tools and libraries:</text:p>
      <text:p text:style-name="P9"><text:s/><text:tab/><text:span text:style-name="T9">a. Jupyter Notebook,</text:span></text:p>
      <text:p text:style-name="P9"><text:s/><text:tab/><text:span text:style-name="T9">b. Python,</text:span></text:p>
      <text:p text:style-name="P9"><text:tab/><text:span text:style-name="T9">c. GeoPandas</text:span></text:p>
      <text:p text:style-name="P11"><text:s/><text:tab/><text:span text:style-name="T9">d. Sklearn</text:span></text:p>
      <text:p text:style-name="P33"/>
      <text:p text:style-name="P10">Moreover, according to your suggestion, I have plan to use standard autoML package and AutoGluon. After that, I will give you a review of those packages.</text:p>
      <text:p text:style-name="P8"/>
      <text:p text:style-name="P17"><text:span text:style-name="Strong_20_Emphasis"><text:span text:style-name="T1"/></text:span></text:p>
      <text:p text:style-name="P22"><text:span text:style-name="Strong_20_Emphasis"><text:span text:style-name="T1">Work Plan:</text:span></text:span></text:p>
      <text:p text:style-name="P19"><text:span text:style-name="Strong_20_Emphasis"><text:span text:style-name="T4">I follow the CRISP-DM process for this project. So I am doing the following steps:</text:span></text:span></text:p>
      <text:list xml:id="list1258009781" text:style-name="L2">
        <text:list-item>
          <text:p text:style-name="P36"><text:span text:style-name="Strong_20_Emphasis"><text:span text:style-name="T4">Business Understanding,</text:span></text:span></text:p>
        </text:list-item>
        <text:list-item>
          <text:p text:style-name="P36"><text:span text:style-name="Strong_20_Emphasis"><text:span text:style-name="T4">Data Understanding</text:span></text:span></text:p>
        </text:list-item>
        <text:list-item>
          <text:p text:style-name="P36"><text:span text:style-name="Strong_20_Emphasis"><text:span text:style-name="T4">Data Preparation</text:span></text:span></text:p>
        </text:list-item>
        <text:list-item>
          <text:p text:style-name="P36"><text:span text:style-name="Strong_20_Emphasis"><text:span text:style-name="T4">Modeling</text:span></text:span></text:p>
        </text:list-item>
        <text:list-item>
          <text:p text:style-name="P36"><text:span text:style-name="Strong_20_Emphasis"><text:span text:style-name="T4">Evaluation</text:span></text:span></text:p>
        </text:list-item>
        <text:list-item>
          <text:p text:style-name="P36"><text:span text:style-name="Strong_20_Emphasis"><text:span text:style-name="T4">Deployment</text:span></text:span></text:p>
        </text:list-item>
      </text:list>
      <text:p text:style-name="P29"><text:span text:style-name="Strong_20_Emphasis"><text:span text:style-name="T5"/></text:span></text:p>
      <text:p text:style-name="P34">Completed:</text:p>
      <text:p text:style-name="P13">I completed step 1 to 3. The output of those steps are given below:</text:p>
      <text:p text:style-name="P15"/>
      <text:p text:style-name="P15">Business Understanding:</text:p>
      <text:p text:style-name="P14">This are written in the “Use Case” and <text:s/>“Questions” sections in above. </text:p>
      <text:p text:style-name="P14"/>
      <text:p text:style-name="P16">Data Understanding and Preparation:</text:p>
      <text:p text:style-name="P20"><text:span text:style-name="T13">From the above mentioned datasets, I see the patterns and other similarities then I created a single dataset from those datasets. The newly created dataset contains various important information of the LOR(Lebensweltlich Orientierte Räume), vehicles, inhabitants and parking spots of the</text:span><text:span text:style-name="T3"> Friedrichshain-Kreuzberg and Neukölln districts. These information</text:span><text:span text:style-name="T13"> will help to create a solution for the above mentioned use case and also help to answer the above mentioned questions.</text:span></text:p>
      <text:p text:style-name="P20"/>
      <text:p text:style-name="P35"/>
      <text:p text:style-name="P23"><text:span text:style-name="T11">Dataset </text:span><text:span text:style-name="T12">Description</text:span><text:span text:style-name="T11">:</text:span></text:p>
      <table:table table:name="Table5" table:style-name="Table5">
        <table:table-column table:style-name="Table5.A"/>
        <table:table-column table:style-name="Table5.B"/>
        <table:table-row table:style-name="TableLine94833958636832">
          <table:table-cell table:style-name="Table5.A1" office:value-type="string">
            <text:p text:style-name="P26"><text:span text:style-name="Strong_20_Emphasis"><text:span text:style-name="T10">Variable Name</text:span></text:span></text:p>
          </table:table-cell>
          <table:table-cell table:style-name="Table5.B1" office:value-type="string">
            <text:p text:style-name="P26"><text:span text:style-name="Strong_20_Emphasis"><text:span text:style-name="T10">Data Type</text:span></text:span></text:p>
          </table:table-cell>
        </table:table-row>
        <table:table-row table:style-name="TableLine94833958680112">
          <table:table-cell table:style-name="Table5.A2" office:value-type="string">
            <text:p text:style-name="P28">highway</text:p>
          </table:table-cell>
          <table:table-cell table:style-name="Table5.B2" office:value-type="string">
            <text:p text:style-name="P28">string</text:p>
          </table:table-cell>
        </table:table-row>
        <table:table-row table:style-name="TableLine94833958681168">
          <table:table-cell table:style-name="Table5.A2" office:value-type="string">
            <text:p text:style-name="P28">name</text:p>
          </table:table-cell>
          <table:table-cell table:style-name="Table5.B2" office:value-type="string">
            <text:p text:style-name="P28">string</text:p>
          </table:table-cell>
        </table:table-row>
        <table:table-row table:style-name="TableLine94833958681696">
          <table:table-cell table:style-name="Table5.A2" office:value-type="string">
            <text:p text:style-name="P28">parking</text:p>
          </table:table-cell>
          <table:table-cell table:style-name="Table5.B2" office:value-type="string">
            <text:p text:style-name="P28">string</text:p>
          </table:table-cell>
        </table:table-row>
        <table:table-row table:style-name="TableLine94833958682416">
          <table:table-cell table:style-name="Table5.A2" office:value-type="string">
            <text:p text:style-name="P28">orientation</text:p>
          </table:table-cell>
          <table:table-cell table:style-name="Table5.B2" office:value-type="string">
            <text:p text:style-name="P28">string</text:p>
          </table:table-cell>
        </table:table-row>
        <table:table-row table:style-name="TableLine94833958683216">
          <table:table-cell table:style-name="Table5.A2" office:value-type="string">
            <text:p text:style-name="P28">position</text:p>
          </table:table-cell>
          <table:table-cell table:style-name="Table5.B2" office:value-type="string">
            <text:p text:style-name="P28">string</text:p>
          </table:table-cell>
        </table:table-row>
        <table:table-row table:style-name="TableLine94833958683968">
          <table:table-cell table:style-name="Table5.A2" office:value-type="string">
            <text:p text:style-name="P28">capacity</text:p>
          </table:table-cell>
          <table:table-cell table:style-name="Table5.B2" office:value-type="string">
            <text:p text:style-name="P28">integer</text:p>
          </table:table-cell>
        </table:table-row>
        <table:table-row table:style-name="TableLine94833958684768">
          <table:table-cell table:style-name="Table5.A2" office:value-type="string">
            <text:p text:style-name="P28">source_orientation</text:p>
          </table:table-cell>
          <table:table-cell table:style-name="Table5.B2" office:value-type="string">
            <text:p text:style-name="P28">string</text:p>
          </table:table-cell>
        </table:table-row>
        <table:table-row table:style-name="TableLine94833958685568">
          <table:table-cell table:style-name="Table5.A2" office:value-type="string">
            <text:p text:style-name="P28">source_position</text:p>
          </table:table-cell>
          <table:table-cell table:style-name="Table5.B2" office:value-type="string">
            <text:p text:style-name="P28">string</text:p>
          </table:table-cell>
        </table:table-row>
        <table:table-row table:style-name="TableLine94833958686560">
          <table:table-cell table:style-name="Table5.A2" office:value-type="string">
            <text:p text:style-name="P28">source_capacity</text:p>
          </table:table-cell>
          <table:table-cell table:style-name="Table5.B2" office:value-type="string">
            <text:p text:style-name="P28">string</text:p>
          </table:table-cell>
        </table:table-row>
        <table:table-row table:style-name="TableLine94833958687360">
          <table:table-cell table:style-name="Table5.A11" office:value-type="string">
            <text:p text:style-name="P28">geometry</text:p>
          </table:table-cell>
          <table:table-cell table:style-name="Table5.B11" office:value-type="string">
            <text:p text:style-name="P28">geometry object</text:p>
          </table:table-cell>
        </table:table-row>
        <table:table-row table:style-name="TableLine94833958688864">
          <table:table-cell table:style-name="Table5.A11" office:value-type="string">
            <text:p text:style-name="P28">index_righ<text:span text:style-name="T14">t</text:span></text:p>
          </table:table-cell>
          <table:table-cell table:style-name="Table5.B11" office:value-type="string">
            <text:p text:style-name="P28">int64</text:p>
          </table:table-cell>
        </table:table-row>
        <table:table-row table:style-name="TableLine94833958689664">
          <table:table-cell table:style-name="Table5.A11" office:value-type="string">
            <text:p text:style-name="P27">district</text:p>
          </table:table-cell>
          <table:table-cell table:style-name="Table5.B11" office:value-type="string">
            <text:p text:style-name="P27">string</text:p>
          </table:table-cell>
        </table:table-row>
        <table:table-row table:style-name="TableLine94833958690464">
          <table:table-cell table:style-name="Table5.A11" office:value-type="string">
            <text:p text:style-name="P27">lor</text:p>
          </table:table-cell>
          <table:table-cell table:style-name="Table5.B11" office:value-type="string">
            <text:p text:style-name="P27">string</text:p>
          </table:table-cell>
        </table:table-row>
        <table:table-row table:style-name="TableLine94833958691264">
          <table:table-cell table:style-name="Table5.A11" office:value-type="string">
            <text:p text:style-name="P27">Bezirksregion</text:p>
          </table:table-cell>
          <table:table-cell table:style-name="Table5.B11" office:value-type="string">
            <text:p text:style-name="P27">string</text:p>
          </table:table-cell>
        </table:table-row>
        <table:table-row table:style-name="TableLine94833958692064">
          <table:table-cell table:style-name="Table5.A11" office:value-type="string">
            <text:p text:style-name="P27">Prognoseraum</text:p>
          </table:table-cell>
          <table:table-cell table:style-name="Table5.B11" office:value-type="string">
            <text:p text:style-name="P27">string</text:p>
          </table:table-cell>
        </table:table-row>
        <table:table-row table:style-name="TableLine94833958692864">
          <table:table-cell table:style-name="Table5.A11" office:value-type="string">
            <text:p text:style-name="P27">lor size in m²</text:p>
          </table:table-cell>
          <table:table-cell table:style-name="Table5.B11" office:value-type="string">
            <text:p text:style-name="P27">float64</text:p>
          </table:table-cell>
        </table:table-row>
        <table:table-row table:style-name="TableLine94833958693664">
          <table:table-cell table:style-name="Table5.A11" office:value-type="string">
            <text:p text:style-name="P27">inhabitants_total</text:p>
          </table:table-cell>
          <table:table-cell table:style-name="Table5.B11" office:value-type="string">
            <text:p text:style-name="P27">int64</text:p>
          </table:table-cell>
        </table:table-row>
        <table:table-row table:style-name="TableLine94833958694464">
          <table:table-cell table:style-name="Table5.A11" office:value-type="string">
            <text:p text:style-name="P27">of_those_inhabitants_18+</text:p>
          </table:table-cell>
          <table:table-cell table:style-name="Table5.B11" office:value-type="string">
            <text:p text:style-name="P27">int64</text:p>
          </table:table-cell>
        </table:table-row>
        <table:table-row table:style-name="TableLine94833958695264">
          <table:table-cell table:style-name="Table5.A11" office:value-type="string">
            <text:p text:style-name="P27">vehicles_overall</text:p>
          </table:table-cell>
          <table:table-cell table:style-name="Table5.B11" office:value-type="string">
            <text:p text:style-name="P27">int64</text:p>
          </table:table-cell>
        </table:table-row>
        <table:table-row table:style-name="TableLine94833958696096">
          <table:table-cell table:style-name="Table5.A11" office:value-type="string">
            <text:p text:style-name="P27">cars_only</text:p>
          </table:table-cell>
          <table:table-cell table:style-name="Table5.B11" office:value-type="string">
            <text:p text:style-name="P27">int64</text:p>
          </table:table-cell>
        </table:table-row>
        <table:table-row table:style-name="TableLine94833958696928">
          <table:table-cell table:style-name="Table5.A11" office:value-type="string">
            <text:p text:style-name="P27">vehicles_per_1000_inhabitants</text:p>
          </table:table-cell>
          <table:table-cell table:style-name="Table5.B11" office:value-type="string">
            <text:p text:style-name="P27">int64</text:p>
          </table:table-cell>
        </table:table-row>
        <table:table-row table:style-name="TableLine94833958697760">
          <table:table-cell table:style-name="Table5.A11" office:value-type="string">
            <text:p text:style-name="P27">cars_per_1000_inhabitants</text:p>
          </table:table-cell>
          <table:table-cell table:style-name="Table5.B11" office:value-type="string">
            <text:p text:style-name="P27">int64</text:p>
          </table:table-cell>
        </table:table-row>
        <table:table-row table:style-name="TableLine94833958698592">
          <table:table-cell table:style-name="Table5.A11" office:value-type="string">
            <text:p text:style-name="P27">geometry</text:p>
          </table:table-cell>
          <table:table-cell table:style-name="Table5.B11" office:value-type="string">
            <text:p text:style-name="P27">geometry object</text:p>
          </table:table-cell>
        </table:table-row>
      </table:table>
      <text:p text:style-name="P1"/>
      <text:p text:style-name="P1"/>
      <text:p text:style-name="P2"/>
      <text:p text:style-name="P24">ToDo:</text:p>
      <text:list xml:id="list3099901592" text:style-name="L3">
        <text:list-item>
          <text:p text:style-name="P31">Create baseline for the above mentioned use case</text:p>
        </text:list-item>
        <text:list-item>
          <text:p text:style-name="P31">Apply machine learning methods which is described in the “Machine Learning Methods” section.</text:p>
        </text:list-item>
        <text:list-item>
          <text:p text:style-name="P31">See the results of the two different machine learning methods.</text:p>
        </text:list-item>
        <text:list-item>
          <text:p text:style-name="P31">Compare the results of those two machine learning method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8:46:04.556086868</meta:creation-date>
    <dc:date>2021-12-28T22:20:19.791308340</dc:date>
    <meta:editing-duration>PT1H6M20S</meta:editing-duration>
    <meta:editing-cycles>14</meta:editing-cycles>
    <meta:generator>LibreOffice/6.4.7.2$Linux_X86_64 LibreOffice_project/40$Build-2</meta:generator>
    <meta:document-statistic meta:table-count="5" meta:image-count="0" meta:object-count="0" meta:page-count="6" meta:paragraph-count="203" meta:word-count="624" meta:character-count="4290" meta:non-whitespace-character-count="3869"/>
  </office:meta>
</office:document-meta>
</file>